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20100000566000003109509B2472DFD140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auto-grow-height="true" draw:auto-grow-width="false" draw:ole-draw-aspect="1" style:protect="siz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0.7cm"/>
    </style:style>
    <style:style style:name="gr4" style:family="graphic" style:parent-style-name="standard">
      <style:graphic-properties draw:stroke="none" svg:stroke-color="#000000" draw:fill="none" draw:fill-color="#ffffff" fo:min-height="0.39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9cm" svg:height="10.777cm" svg:x="0cm" svg:y="0cm">
          <draw:image xlink:href="Pictures/1000020100000566000003109509B2472DFD140F.png" xlink:type="simple" xlink:show="embed" xlink:actuate="onLoad" loext:mime-type="image/png">
            <text:p/>
          </draw:image>
        </draw:frame>
        <draw:frame draw:style-name="gr2" draw:text-style-name="P2" draw:layer="layout" svg:width="6.124cm" svg:height="2.22cm" svg:x="4.7cm" svg:y="1.7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3" draw:text-style-name="P3" draw:layer="layout" svg:width="1.2cm" svg:height="0.5cm" svg:x="4.2cm" svg:y="9.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cm" svg:height="0.645cm" svg:x="3.8cm" svg:y="9.655cm">
          <draw:text-box>
            <text:p><text:span text:style-name="T1">probability</text:span></text:p>
          </draw:text-box>
        </draw:frame>
        <draw:custom-shape draw:style-name="gr3" draw:text-style-name="P3" draw:layer="layout" svg:width="1.2cm" svg:height="0.5cm" svg:x="10.6cm" svg:y="8.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cm" svg:height="0.645cm" svg:x="11.1cm" svg:y="8.3cm">
          <draw:text-box>
            <text:p><text:span text:style-name="T1">runtime</text:span></text:p>
          </draw:text-box>
        </draw:frame>
        <draw:frame draw:style-name="gr4" draw:text-style-name="P6" draw:layer="layout" svg:width="2.2cm" svg:height="1.039cm" svg:x="11.8cm" svg:y="4.1cm">
          <draw:text-box>
            <text:p text:style-name="P5"><text:span text:style-name="T1">assistant sco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7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6T09:52:34.149052835</meta:creation-date>
    <dc:date>2019-08-02T09:55:31.461766120</dc:date>
    <meta:editing-duration>PT4M5S</meta:editing-duration>
    <meta:editing-cycles>4</meta:editing-cycles>
    <meta:generator>LibreOffice/6.1.4.2$Linux_X86_64 LibreOffice_project/10$Build-2</meta:generator>
    <meta:document-statistic meta:object-count="7"/>
  </office:meta>
</office:document-meta>
</file>

<file path=Object 1/content.xml><?xml version="1.0" encoding="utf-8"?>
<math xmlns="http://www.w3.org/1998/Math/MathML" display="block">
  <semantics>
    <mfrac>
      <mi mathvariant="italic">runtime</mi>
      <mrow>
        <mrow>
          <mn>1</mn>
          <mo stretchy="false">+</mo>
          <mi>exp</mi>
        </mrow>
        <mrow>
          <mo fence="true" stretchy="false">(</mo>
          <mrow>
            <mrow>
              <mrow>
                <mo stretchy="false">−</mo>
                <mi>C</mi>
              </mrow>
              <mrow>
                <mo fence="true" stretchy="false">(</mo>
                <mrow>
                  <mrow>
                    <mi mathvariant="italic">prob</mi>
                    <mo stretchy="false">−</mo>
                    <mfrac>
                      <mn>1</mn>
                      <mn>2</mn>
                    </mfrac>
                  </mrow>
                </mrow>
                <mo fence="true" stretchy="false">)</mo>
              </mrow>
            </mrow>
          </mrow>
          <mo fence="true" stretchy="false">)</mo>
        </mrow>
      </mrow>
    </mfrac>
    <annotation encoding="StarMath 5.0">{runtime} over {1+exp(-C(prob-{1}over{2}))} </annotation>
  </semantics>
</math>
</file>